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0066b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draw:stroke="dash" draw:stroke-dash="Ultra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fill-color="#f58220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59cm" draw:marker-start-width="0.437cm" draw:marker-end-width="0.437cm" draw:fill="solid" draw:fill-color="#eeeeee" draw:textarea-horizontal-align="center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081cm" draw:marker-start-width="0.321cm" draw:marker-end-width="0.321cm" draw:fill="solid" draw:fill-color="#eeeee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81cm" svg:stroke-color="#666666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808080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018cm" svg:stroke-color="#000000" draw:marker-start-width="0.227cm" draw:marker-end="Arrow" draw:marker-end-width="0.203cm" draw:fill="none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1.11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58220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11.16cm" svg:x2="14.97cm" svg:y2="11.16cm">
          <text:p/>
        </draw:line>
        <draw:line draw:style-name="gr1" draw:text-style-name="P1" draw:layer="layout" svg:x1="4.739cm" svg:y1="15.681cm" svg:x2="7.35cm" svg:y2="11.16cm">
          <text:p/>
        </draw:line>
        <draw:line draw:style-name="gr1" draw:text-style-name="P1" draw:layer="layout" svg:x1="14.924cm" svg:y1="11.16cm" svg:x2="17.764cm" svg:y2="16.078cm">
          <text:p/>
        </draw:line>
        <draw:line draw:style-name="gr2" draw:text-style-name="P1" draw:layer="layout" svg:x1="2.27cm" svg:y1="11.16cm" svg:x2="7.35cm" svg:y2="11.16cm">
          <text:p/>
        </draw:line>
        <draw:line draw:style-name="gr2" draw:text-style-name="P1" draw:layer="layout" svg:x1="14.97cm" svg:y1="11.16cm" svg:x2="20.05cm" svg:y2="11.16cm">
          <text:p/>
        </draw:line>
        <draw:line draw:style-name="gr2" draw:text-style-name="P1" draw:layer="layout" svg:x1="7.365cm" svg:y1="11.17cm" svg:x2="11.775cm" svg:y2="3.53cm">
          <text:p/>
        </draw:line>
        <draw:line draw:style-name="gr2" draw:text-style-name="P1" draw:layer="layout" svg:x1="10.55cm" svg:y1="3.54cm" svg:x2="14.97cm" svg:y2="11.186cm">
          <text:p/>
        </draw:line>
        <draw:line draw:style-name="gr3" draw:text-style-name="P1" draw:layer="layout" svg:x1="11.16cm" svg:y1="11.16cm" svg:x2="11.16cm" svg:y2="9.001cm">
          <text:p/>
        </draw:line>
        <draw:line draw:style-name="gr3" draw:text-style-name="P1" draw:layer="layout" svg:x1="11.16cm" svg:y1="9.001cm" svg:x2="13.065cm" svg:y2="7.858cm">
          <text:p/>
        </draw:line>
        <draw:line draw:style-name="gr3" draw:text-style-name="P1" draw:layer="layout" svg:x1="9.251cm" svg:y1="7.858cm" svg:x2="11.16cm" svg:y2="9.001cm">
          <text:p/>
        </draw:line>
        <draw:line draw:style-name="gr4" draw:text-style-name="P1" draw:layer="layout" svg:x1="4.81cm" svg:y1="15.605cm" svg:x2="11.16cm" svg:y2="9.001cm">
          <text:p/>
        </draw:line>
        <draw:line draw:style-name="gr4" draw:text-style-name="P1" draw:layer="layout" svg:x1="11.16cm" svg:y1="9.001cm" svg:x2="17.764cm" svg:y2="16.113cm">
          <text:p/>
        </draw:line>
        <draw:custom-shape draw:style-name="gr5" draw:text-style-name="P2" draw:layer="layout" svg:width="0.254cm" svg:height="0.254cm" svg:x="11.033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82cm" svg:y1="18.926cm" svg:x2="15.002cm" svg:y2="18.926cm">
          <text:p/>
        </draw:line>
        <draw:line draw:style-name="gr1" draw:text-style-name="P1" draw:layer="layout" svg:x1="4.771cm" svg:y1="23.447cm" svg:x2="7.382cm" svg:y2="18.926cm">
          <text:p/>
        </draw:line>
        <draw:line draw:style-name="gr1" draw:text-style-name="P1" draw:layer="layout" svg:x1="14.956cm" svg:y1="18.926cm" svg:x2="17.796cm" svg:y2="23.844cm">
          <text:p/>
        </draw:line>
        <draw:line draw:style-name="gr4" draw:text-style-name="P1" draw:layer="layout" svg:x1="4.842cm" svg:y1="23.371cm" svg:x2="11.192cm" svg:y2="16.767cm">
          <text:p/>
        </draw:line>
        <draw:line draw:style-name="gr4" draw:text-style-name="P1" draw:layer="layout" svg:x1="11.192cm" svg:y1="16.767cm" svg:x2="17.796cm" svg:y2="23.879cm">
          <text:p/>
        </draw:line>
        <draw:custom-shape draw:style-name="gr5" draw:text-style-name="P2" draw:layer="layout" svg:width="0.254cm" svg:height="0.254cm" svg:x="11.033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54cm" svg:height="0.254cm" svg:x="11.033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81cm" svg:y1="23.479cm" svg:x2="11.16cm" svg:y2="18.907cm">
          <text:p/>
        </draw:line>
        <draw:line draw:style-name="gr6" draw:text-style-name="P1" draw:layer="layout" svg:x1="17.764cm" svg:y1="23.86cm" svg:x2="11.16cm" svg:y2="18.907cm">
          <text:p/>
        </draw:line>
      </draw:page>
      <draw:page draw:name="page2" draw:style-name="dp1" draw:master-page-name="Default">
        <draw:g>
          <draw:line draw:style-name="gr7" draw:text-style-name="P3" draw:layer="layout" svg:x1="8.62cm" svg:y1="2.415cm" svg:x2="20.431cm" svg:y2="9.232cm">
            <text:p/>
          </draw:line>
          <draw:line draw:style-name="gr7" draw:text-style-name="P3" draw:layer="layout" svg:x1="1.409cm" svg:y1="9.509cm" svg:x2="13.733cm" svg:y2="2.397cm">
            <text:p/>
          </draw:line>
          <draw:line draw:style-name="gr8" draw:text-style-name="P1" draw:layer="layout" svg:x1="17.51cm" svg:y1="6.08cm" svg:x2="4.81cm" svg:y2="6.08cm">
            <text:p/>
          </draw:line>
        </draw:g>
        <draw:line draw:style-name="gr9" draw:text-style-name="P4" draw:layer="layout" svg:x1="2.829cm" svg:y1="8.69cm" svg:x2="7.35cm" svg:y2="6.08cm">
          <text:p/>
        </draw:line>
        <draw:line draw:style-name="gr10" draw:text-style-name="P4" draw:layer="layout" svg:x1="7.35cm" svg:y1="6.08cm" svg:x2="7.35cm" svg:y2="6.08cm">
          <text:p/>
        </draw:line>
        <draw:line draw:style-name="gr9" draw:text-style-name="P4" draw:layer="layout" svg:x1="7.35cm" svg:y1="6.08cm" svg:x2="14.97cm" svg:y2="6.08cm">
          <text:p/>
        </draw:line>
        <draw:line draw:style-name="gr10" draw:text-style-name="P4" draw:layer="layout" svg:x1="14.97cm" svg:y1="6.08cm" svg:x2="14.97cm" svg:y2="6.082cm">
          <text:p/>
        </draw:line>
        <draw:line draw:style-name="gr9" draw:text-style-name="P4" draw:layer="layout" svg:x1="14.97cm" svg:y1="6.082cm" svg:x2="19.366cm" svg:y2="8.62cm">
          <text:p/>
        </draw:line>
        <draw:line draw:style-name="gr10" draw:text-style-name="P4" draw:layer="layout" svg:x1="19.366cm" svg:y1="8.62cm" svg:x2="19.415cm" svg:y2="8.62cm">
          <text:p/>
        </draw:line>
        <draw:line draw:style-name="gr10" draw:text-style-name="P4" draw:layer="layout" svg:x1="2.905cm" svg:y1="8.62cm" svg:x2="2.829cm" svg:y2="8.69cm">
          <text:p/>
        </draw:line>
        <draw:line draw:style-name="gr11" draw:text-style-name="P1" draw:layer="layout" svg:x1="11.16cm" svg:y1="5.191cm" svg:x2="10.525cm" svg:y2="4.302cm">
          <text:p/>
        </draw:line>
        <draw:line draw:style-name="gr11" draw:text-style-name="P1" draw:layer="layout" svg:x1="11.16cm" svg:y1="5.191cm" svg:x2="11.795cm" svg:y2="4.302cm">
          <text:p/>
        </draw:line>
        <draw:line draw:style-name="gr11" draw:text-style-name="P1" draw:layer="layout" svg:x1="11.16cm" svg:y1="5.191cm" svg:x2="11.16cm" svg:y2="6.08cm">
          <text:p/>
        </draw:line>
        <draw:custom-shape draw:style-name="gr12" draw:text-style-name="P5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2.77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4cm" svg:height="0.254cm" svg:x="11.03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14.8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19.28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2.829cm" svg:y1="15.675cm" svg:x2="7.35cm" svg:y2="13.065cm">
          <text:p/>
        </draw:line>
        <draw:line draw:style-name="gr10" draw:text-style-name="P4" draw:layer="layout" svg:x1="7.35cm" svg:y1="13.065cm" svg:x2="7.35cm" svg:y2="13.065cm">
          <text:p/>
        </draw:line>
        <draw:line draw:style-name="gr15" draw:text-style-name="P7" draw:layer="layout" svg:x1="7.35cm" svg:y1="13.065cm" svg:x2="14.97cm" svg:y2="13.065cm">
          <text:p/>
        </draw:line>
        <draw:line draw:style-name="gr10" draw:text-style-name="P4" draw:layer="layout" svg:x1="14.97cm" svg:y1="13.065cm" svg:x2="14.97cm" svg:y2="13.067cm">
          <text:p/>
        </draw:line>
        <draw:line draw:style-name="gr14" draw:text-style-name="P7" draw:layer="layout" svg:x1="14.97cm" svg:y1="13.067cm" svg:x2="19.366cm" svg:y2="15.605cm">
          <text:p/>
        </draw:line>
        <draw:line draw:style-name="gr10" draw:text-style-name="P4" draw:layer="layout" svg:x1="19.366cm" svg:y1="15.605cm" svg:x2="19.415cm" svg:y2="15.605cm">
          <text:p/>
        </draw:line>
        <draw:line draw:style-name="gr10" draw:text-style-name="P4" draw:layer="layout" svg:x1="2.905cm" svg:y1="15.605cm" svg:x2="2.829cm" svg:y2="15.675cm">
          <text:p/>
        </draw:line>
        <draw:line draw:style-name="gr16" draw:text-style-name="P1" draw:layer="layout" svg:x1="2.905cm" svg:y1="15.605cm" svg:x2="11.16cm" svg:y2="12.176cm">
          <text:p/>
        </draw:line>
        <draw:line draw:style-name="gr16" draw:text-style-name="P1" draw:layer="layout" svg:x1="19.415cm" svg:y1="15.605cm" svg:x2="11.16cm" svg:y2="12.176cm">
          <text:p/>
        </draw:line>
        <draw:custom-shape draw:style-name="gr13" draw:text-style-name="P6" draw:layer="layout" svg:width="0.254cm" svg:height="0.254cm" svg:x="7.2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2.77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11.033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4cm" svg:height="0.254cm" svg:x="14.84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4cm" svg:height="0.254cm" svg:x="19.28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.271cm" svg:y1="6.08cm" svg:x2="10.271cm" svg:y2="5.318cm">
          <text:p/>
        </draw:line>
        <draw:frame draw:style-name="gr18" draw:text-style-name="P8" draw:layer="layout" svg:width="0.687cm" svg:height="0.53cm" svg:x="3.996cm" svg:y="6.3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7" draw:text-style-name="P1" draw:layer="layout" svg:x1="4.937cm" svg:y1="7.502cm" svg:x2="4.556cm" svg:y2="6.842cm">
          <text:p/>
        </draw:line>
        <draw:line draw:style-name="gr17" draw:text-style-name="P1" draw:layer="layout" svg:x1="17.383cm" svg:y1="7.375cm" svg:x2="17.764cm" svg:y2="6.715cm">
          <text:p/>
        </draw:line>
        <draw:frame draw:style-name="gr18" draw:text-style-name="P8" draw:layer="layout" svg:width="0.678cm" svg:height="0.53cm" svg:x="9.89cm" svg:y="4.7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8" draw:layer="layout" svg:width="0.682cm" svg:height="0.53cm" svg:x="17.637cm" svg:y="6.1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9" draw:text-style-name="P9" draw:layer="layout" svg:width="2.286cm" svg:height="0.762cm" svg:x="10.017cm" svg:y="6.715cm">
          <text:p text:style-name="P8"><text:span text:style-name="T1">Collap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35cm" svg:y1="6.588cm" svg:x2="11.033cm" svg:y2="6.588cm">
          <text:p/>
        </draw:line>
        <draw:line draw:style-name="gr20" draw:text-style-name="P1" draw:layer="layout" svg:x1="14.97cm" svg:y1="6.588cm" svg:x2="11.287cm" svg:y2="6.588cm">
          <text:p/>
        </draw:line>
        <draw:line draw:style-name="gr21" draw:text-style-name="P1" draw:layer="layout" svg:x1="11.16cm" svg:y1="9.128cm" svg:x2="11.16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6:30:04.159000000</meta:creation-date>
    <dc:date>2018-05-18T11:50:35.083000000</dc:date>
    <meta:editing-duration>PT4M42S</meta:editing-duration>
    <meta:editing-cycles>1</meta:editing-cycles>
    <meta:document-statistic meta:object-count="65"/>
    <meta:generator>LibreOffice/6.0.0.3$Windows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sub>
      <mover accent="true">
        <mi>N</mi>
        <mo stretchy="false">¯</mo>
      </mover>
      <mn>1</mn>
    </msub>
    <annotation encoding="StarMath 5.0">{bar{ N }}_1</annotation>
  </semantics>
</math>
</file>

<file path=Object 2/content.xml><?xml version="1.0" encoding="utf-8"?>
<math xmlns="http://www.w3.org/1998/Math/MathML" display="block">
  <semantics>
    <msub>
      <mover accent="true">
        <mi>N</mi>
        <mo stretchy="false">¯</mo>
      </mover>
      <mn>2</mn>
    </msub>
    <annotation encoding="StarMath 5.0">{bar{ N }}_2</annotation>
  </semantics>
</math>
</file>

<file path=Object 4/content.xml><?xml version="1.0" encoding="utf-8"?>
<math xmlns="http://www.w3.org/1998/Math/MathML" display="block">
  <semantics>
    <msub>
      <mover accent="true">
        <mi>N</mi>
        <mo stretchy="false">¯</mo>
      </mover>
      <mn>0</mn>
    </msub>
    <annotation encoding="StarMath 5.0">{bar{ N }}_0</annotation>
  </semantics>
</math>
</file>